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6/05/2018 V0.8.49</text:p>
      <text:p text:style-name="P3">Ajout</text:p>
      <text:list xml:id="list3129246130715770295" text:style-name="WWNum4">
        <text:list-item>
          <text:p text:style-name="P8">Attaque rafale feu</text:p>
        </text:list-item>
        <text:list-item>
          <text:p text:style-name="P8">Changement boss raid</text:p>
        </text:list-item>
      </text:list>
      <text:p text:style-name="P1">09/05/2018 V0.8.48</text:p>
      <text:list xml:id="list27764060" text:continue-numbering="true" text:style-name="WWNum4">
        <text:list-header>
          <text:p text:style-name="P14">Bug Fix</text:p>
        </text:list-header>
        <text:list-item>
          <text:p text:style-name="P8">Correction d'un bug d'affichage de la médaille Pokemon ranger</text:p>
        </text:list-item>
      </text:list>
      <text:p text:style-name="P1">24/04/2018 V0.8.47</text:p>
      <text:p text:style-name="P3">Ajout</text:p>
      <text:list xml:id="list27795234" text:continue-numbering="true" text:style-name="WWNum4">
        <text:list-item>
          <text:p text:style-name="P8">Makuhita et méditikka + évo shiny</text:p>
        </text:list-item>
        <text:list-item>
          <text:p text:style-name="P8">Changement boss raid</text:p>
        </text:list-item>
      </text:list>
      <text:p text:style-name="P1">24/04/2018 V0.8.46</text:p>
      <text:p text:style-name="P3">Ajout</text:p>
      <text:list xml:id="list27768932" text:continue-numbering="true" text:style-name="WWNum4">
        <text:list-item>
          <text:p text:style-name="P8">Wailmer et son évo shiny</text:p>
        </text:list-item>
      </text:list>
      <text:p text:style-name="P1">17/04/2018 V0.8.45</text:p>
      <text:p text:style-name="P3">Ajout</text:p>
      <text:list xml:id="list27779023" text:continue-numbering="true" text:style-name="WWNum4">
        <text:list-item>
          <text:p text:style-name="P8">Listes des attaques dans un onglets à part (pour éviter les scroll horizontal)</text:p>
        </text:list-item>
      </text:list>
      <text:p text:style-name="P1">17/04/2018 V0.8.44</text:p>
      <text:p text:style-name="P3">Ajout</text:p>
      <text:list xml:id="list27769644" text:continue-numbering="true" text:style-name="WWNum4">
        <text:list-item>
          <text:p text:style-name="P8">Wattouat shiny (et famille)</text:p>
        </text:list-item>
        <text:list-item>
          <text:p text:style-name="P8">Dracochoc direct legacy sur pharamp</text:p>
        </text:list-item>
      </text:list>
      <text:p text:style-name="P1">03/04/2018 V0.8.42</text:p>
      <text:p text:style-name="P3">Ajout</text:p>
      <text:list xml:id="list27783854" text:continue-numbering="true" text:style-name="WWNum4">
        <text:list-item>
          <text:p text:style-name="P8">Nouveaux sprite</text:p>
          <text:p text:style-name="P14">Bug Fix</text:p>
        </text:list-item>
        <text:list-item>
          <text:p text:style-name="P8">Correction d'un bug qui faisait apparaître les mauvaises attaque dans informations</text:p>
        </text:list-item>
      </text:list>
      <text:p text:style-name="P1">03/04/2018 V0.8.42</text:p>
      <text:p text:style-name="P3">Ajout</text:p>
      <text:list xml:id="list27784202" text:continue-numbering="true" text:style-name="WWNum4">
        <text:list-item>
          <text:p text:style-name="P8"><text:soft-page-break/>Ajout des bonbons manquant</text:p>
        </text:list-item>
        <text:list-item>
          <text:p text:style-name="P8">Mew disponible</text:p>
        </text:list-item>
        <text:list-item>
          <text:p text:style-name="P8">Changement des raids</text:p>
        </text:list-item>
        <text:list-item>
          <text:p text:style-name="P8">Latias et Latios disponible</text:p>
        </text:list-item>
        <text:list-item>
          <text:p text:style-name="P8">Lugia plus dipo en raid</text:p>
        </text:list-item>
        <text:list-item>
          <text:p text:style-name="P8">nouvelle médaille</text:p>
          <text:p text:style-name="P14">Bug Fix</text:p>
        </text:list-item>
        <text:list-item>
          <text:p text:style-name="P8">Correction d'un bug qui faisait apparaître les mauvaises attaque dans informations</text:p>
        </text:list-item>
      </text:list>
      <text:p text:style-name="P1">22/03/2018 V0.8.41</text:p>
      <text:p text:style-name="P3">Ajout</text:p>
      <text:list xml:id="list27765310" text:continue-numbering="true" text:style-name="WWNum4">
        <text:list-item>
          <text:p text:style-name="P8">Magby, Magmar, togepi, togetic, Okéoké et Qulbutoké dispo en shiny</text:p>
        </text:list-item>
        <text:list-item>
          <text:p text:style-name="P8">Onglet taux de capture renommé en ratio de capture</text:p>
          <text:p text:style-name="P14">Bug Fix</text:p>
        </text:list-item>
        <text:list-item>
          <text:p text:style-name="P8">Correction de fautes de frappe</text:p>
        </text:list-item>
      </text:list>
      <text:p text:style-name="P1">21/03/2018 V0.8.40</text:p>
      <text:p text:style-name="P3">Ajout</text:p>
      <text:list xml:id="list27788040" text:continue-numbering="true" text:style-name="WWNum4">
        <text:list-item>
          <text:p text:style-name="P8">Prise en compte du niveau du pokémon et de boost météo (pour les raids) dans taux de capture</text:p>
        </text:list-item>
        <text:list-item>
          <text:p text:style-name="P8">Magby, Magmar, togepi, togetic, Okéoké et Qulbutoké dispo en shiny</text:p>
          <text:p text:style-name="P14">Bug Fix</text:p>
        </text:list-item>
        <text:list-item>
          <text:p text:style-name="P8">La liste des attaques plus disponible s'affiche correctement</text:p>
        </text:list-item>
      </text:list>
      <text:p text:style-name="P1">16/03/2018 V0.8.39</text:p>
      <text:p text:style-name="P3">Ajout</text:p>
      <text:list xml:id="list27772919" text:continue-numbering="true" text:style-name="WWNum4">
        <text:list-item>
          <text:p text:style-name="P8">Piqué 80 de dégâts et plus 70</text:p>
        </text:list-item>
        <text:list-item>
          <text:p text:style-name="P8">Lugia en raid 5, et chromatique</text:p>
        </text:list-item>
        <text:list-item>
          <text:p text:style-name="P8">Rayquaza plus présent en raid</text:p>
        </text:list-item>
        <text:list-item>
          <text:p text:style-name="P8">Changement des raids</text:p>
        </text:list-item>
      </text:list>
      <text:p text:style-name="P1">13/03/2018 V0.8.38</text:p>
      <text:p text:style-name="P3">Ajout</text:p>
      <text:list xml:id="list27789047" text:continue-numbering="true" text:style-name="WWNum4">
        <text:list-item>
          <text:p text:style-name="P8">Message au démarrage si les fichier qui ne sont plus nécessaire n'ont pas été supprimé</text:p>
          <text:p text:style-name="P14"><text:soft-page-break/>Bug Fix</text:p>
        </text:list-item>
        <text:list-item>
          <text:p text:style-name="P8">Correction d'un bug d'affichage lors du calcul du % des formes possédé</text:p>
        </text:list-item>
      </text:list>
      <text:p text:style-name="P1">13/03/2018 V0.8.37</text:p>
      <text:p text:style-name="P3">Ajout</text:p>
      <text:list xml:id="list27782526" text:continue-numbering="true" text:style-name="WWNum4">
        <text:list-item>
          <text:p text:style-name="P8">Message au démarrage si mise a jour disponible (et amélioration de la fenêtre vérifier les mises à jour )</text:p>
        </text:list-item>
        <text:list-item>
          <text:p text:style-name="P8">Ajout du barre de progression pour les formes dans Stats</text:p>
          <text:p text:style-name="P14">Bug Fix</text:p>
        </text:list-item>
        <text:list-item>
          <text:p text:style-name="P8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27764875" text:continue-numbering="true" text:style-name="WWNum4">
        <text:list-item>
          <text:p text:style-name="P8">Pichu et évolution chapeau</text:p>
        </text:list-item>
        <text:list-item>
          <text:p text:style-name="P8">Changement dans les œufs</text:p>
        </text:list-item>
        <text:list-item>
          <text:p text:style-name="P8">Morphéo eau fatal-foudre et pas tonnerre</text:p>
        </text:list-item>
        <text:list-item>
          <text:p text:style-name="P8">Changement de manière de sauvegarder les données</text:p>
        </text:list-item>
        <text:list-item>
          <text:p text:style-name="P8">Changement <text:s/>de boss raid</text:p>
        </text:list-item>
        <text:list-item>
          <text:p text:style-name="P8">Ajout de toutes les formes de pokémon (mâle/femelle/shiny/chapeaux/morphéo/zarbi)</text:p>
          <text:p text:style-name="P14">Bug Fix</text:p>
        </text:list-item>
        <text:list-item>
          <text:p text:style-name="P8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27779053" text:continue-numbering="true" text:style-name="WWNum4">
        <text:list-item>
          <text:p text:style-name="P8">Mini draco + evo shiny</text:p>
        </text:list-item>
        <text:list-item>
          <text:p text:style-name="P8">Draco metor sur dracolosse (legacy direct)</text:p>
        </text:list-item>
        <text:list-item>
          <text:p text:style-name="P8">Kokiyas œuf 2km</text:p>
        </text:list-item>
      </text:list>
      <text:p text:style-name="P1">16/02/2018 V0.8.34</text:p>
      <text:p text:style-name="P3">Ajout</text:p>
      <text:list xml:id="list27763419" text:continue-numbering="true" text:style-name="WWNum4">
        <text:list-item>
          <text:p text:style-name="P8">Medhyèna + evo shiny</text:p>
        </text:list-item>
      </text:list>
      <text:p text:style-name="P1">14/02/2018 V0.8.33</text:p>
      <text:p text:style-name="P3">Ajout</text:p>
      <text:list xml:id="list27784897" text:continue-numbering="true" text:style-name="WWNum4">
        <text:list-item>
          <text:p text:style-name="P8"><text:soft-page-break/>Lovdisc chromatique</text:p>
        </text:list-item>
      </text:list>
      <text:p text:style-name="P1">12/02/2018 V0.8.33</text:p>
      <text:p text:style-name="P3">Ajout</text:p>
      <text:list xml:id="list27778349" text:continue-numbering="true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10/02/2018 V0.8.30 – 31 – 32</text:p>
      <text:list xml:id="list27794172" text:continue-numbering="true" text:style-name="WWNum4">
        <text:list-header>
          <text:p text:style-name="P14"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10/02/2018 V0.8.29</text:p>
      <text:p text:style-name="P3">Ajout</text:p>
      <text:list xml:id="list27789319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9/02/2018 V0.8.28</text:p>
      <text:p text:style-name="P3">Ajout</text:p>
      <text:list xml:id="list27795566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<text:soft-page-break/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27787220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27775565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<text:soft-page-break/>Ajout</text:p>
      <text:list xml:id="list27789723" text:continue-numbering="true" text:style-name="WWNum4">
        <text:list-item>
          <text:p text:style-name="P8"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Ajout</text:p>
      <text:list xml:id="list27792766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Ajout</text:p>
      <text:list xml:id="list27779745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27776578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<text:soft-page-break/>Les médailles n'affiche plus de mauvaises valeurs</text:p>
        </text:list-item>
      </text:list>
      <text:p text:style-name="P1">12/01/2018 V0.8.21</text:p>
      <text:list xml:id="list27763184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27780129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27763467" text:continue-numbering="true" text:style-name="WWNum4">
        <text:list-item>
          <text:p text:style-name="P8"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27768390" text:continue-numbering="true" text:style-name="WWNum4">
        <text:list-item>
          <text:p text:style-name="P8"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<text:soft-page-break/>08/01/2018 V0.8.17</text:p>
      <text:p text:style-name="P3">Ajout</text:p>
      <text:list xml:id="list27765599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27763626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27772982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<text:soft-page-break/>Refonte de la partie statisitques</text:p>
        </text:list-item>
      </text:list>
      <text:p text:style-name="P1">04/01/2018 V0.8.14</text:p>
      <text:p text:style-name="P3">Ajout</text:p>
      <text:list xml:id="list27768266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27791657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<text:soft-page-break/>Ajout</text:p>
      <text:list xml:id="list27767210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27794296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27792006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27790503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<text:soft-page-break/>23/12/2017 V0.8.8</text:p>
      <text:p text:style-name="P3">Ajout</text:p>
      <text:list xml:id="list27773526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27782978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27787271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27771598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27787311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<text:soft-page-break/>18/12/2017 V0.8.4</text:p>
      <text:p text:style-name="P1">Ajout</text:p>
      <text:list xml:id="list27772964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27786347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27776464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27776736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27794469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<text:soft-page-break/>09/12/2017 V0.8</text:p>
      <text:p text:style-name="P1">Ajout</text:p>
      <text:list xml:id="list27779687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27770656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27788649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27794524" text:continue-numbering="true" text:style-name="WWNum4">
        <text:list-item>
          <text:p text:style-name="P7">Version mac et linux</text:p>
        </text:list-item>
      </text:list>
      <text:p text:style-name="P1">Bug Fix</text:p>
      <text:list xml:id="list27778186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27788701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27763582" text:continue-numbering="true" text:style-name="WWNum4">
        <text:list-item>
          <text:p text:style-name="P7"><text:soft-page-break/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1735806028299890446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27770046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27794887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27763722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27772460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<text:soft-page-break/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27782711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27788077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27767737" text:continue-numbering="true" text:style-name="WWNum5">
        <text:list-item>
          <text:p text:style-name="P12"><text:soft-page-break/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27774907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27770613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27788024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27766671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4177146240894906568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<text:soft-page-break/>05/11/2017 V0.7.8</text:p>
      <text:p text:style-name="P1">Ajout</text:p>
      <text:list xml:id="list27784919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27776263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27790542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27779884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27773170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27785006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27770690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27777633" text:continue-numbering="true" text:style-name="WWNum14">
        <text:list-item>
          <text:p text:style-name="P13"><text:soft-page-break/>Début de mise en place de maj des fichiers de base de l'application (pas encore OP)</text:p>
        </text:list-item>
      </text:list>
      <text:p text:style-name="P1">Bug fix</text:p>
      <text:list xml:id="list27765732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27793386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27793052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79</meta:editing-cycles>
    <meta:creation-date>2017-11-19T07:24:00</meta:creation-date>
    <dc:date>2018-05-16T07:58:26.08</dc:date>
    <meta:editing-duration>P11DT1H7M47S</meta:editing-duration>
    <meta:generator>OpenOffice/4.1.4$Win32 OpenOffice.org_project/414m5$Build-9788</meta:generator>
    <meta:document-statistic meta:table-count="0" meta:image-count="0" meta:object-count="0" meta:page-count="18" meta:paragraph-count="486" meta:word-count="3504" meta:character-count="193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